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text-properties fo:color="#ff00ff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1in" fo:margin-right="0in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text-indent="-0.25in" style:auto-text-indent="false"/>
    </style:style>
    <style:style style:name="P17" style:family="paragraph" style:parent-style-name="Standard" style:list-style-name="WWNum7">
      <style:paragraph-properties fo:margin-left="1in" fo:margin-right="0in" fo:text-indent="-0.25in" style:auto-text-indent="false"/>
    </style:style>
    <style:style style:name="P18" style:family="paragraph" style:parent-style-name="Standard" style:master-page-name="Standard">
      <style:paragraph-properties fo:orphans="0" fo:widows="0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tyle="italic" fo:font-weight="bold" style:font-style-asian="italic" style:font-weight-asian="bold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font-style="italic" fo:font-weight="bold" style:font-style-asian="italic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91" text:visited-style-name="ListLabel_20_91"><text:span text:style-name="T15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91" text:visited-style-name="ListLabel_20_91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9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9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2.</text:p>
      <text:p text:style-name="P1">3.</text:p>
      <text:p text:style-name="P1"><text:soft-page-break/>4.</text:p>
      <text:p text:style-name="P1">5.</text:p>
      <text:p text:style-name="P1"><draw:rect text:anchor-type="as-char" style:rel-width="100%" draw:z-index="2" draw:style-name="gr1" draw:text-style-name="P19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19" svg:width="0.0012in" svg:height="0.0213in"><text:p/></draw:rect></text:p>
      <text:p text:style-name="P1"><text:span text:style-name="T7">What we’re up to :</text:span></text:p>
      <text:p text:style-name="P1"><text:span text:style-name="T7">V - I do not believe there is a </text:span><text:span text:style-name="T20">single</text:span><text:span text:style-name="T7"> legit Davinci dongle on Ebay. </text:span></text:p>
      <text:p text:style-name="P1"><text:span text:style-name="T7">J - Had a great time on LinuxGameCast Weekly Saturday filling in for Jordan :-D</text:span></text:p>
      <text:p text:style-name="P1"><text:span text:style-name="T7">P - </text:span></text:p>
      <text:p text:style-name="Standard"/>
      <text:p text:style-name="Standard">Venn, my Amazon Wishlist :-D <text:s text:c="3"/><text:a xlink:type="simple" xlink:href="https://www.amazon.com/hz/wishlist/ls/1DWSA6DZOBMS2?ref_=wl_share" text:style-name="ListLabel_20_92" text:visited-style-name="ListLabel_20_92"><text:span text:style-name="T16">https://www.amazon.com/hz/wishlist/ls/1DWSA6DZOBMS2?ref_=wl_share</text:span></text:a></text:p>
      <text:p text:style-name="Standard"/>
      <text:p text:style-name="Standard">I’ve updated Ree6 to post in both channels when we go live. </text:p>
      <text:p text:style-name="Standard"><draw:rect text:anchor-type="as-char" style:rel-width="100%" draw:z-index="4" draw:style-name="gr1" draw:text-style-name="P19" svg:width="0.0012in" svg:height="0.0213in"><text:p/></draw:rect></text:p>
      <text:p text:style-name="Standard">News</text:p>
      <text:p text:style-name="Standard"/>
      <text:p text:style-name="Standard"><text:span text:style-name="T3">Firefox 69</text:span></text:p>
      <text:p text:style-name="Standard"><text:a xlink:type="simple" xlink:href="https://www.mozilla.org/en-US/firefox/69.0/releasenotes/" text:style-name="ListLabel_20_92" text:visited-style-name="ListLabel_20_92"><text:span text:style-name="T16">https://www.mozilla.org/en-US/firefox/69.0/releasenotes/</text:span></text:a></text:p>
      <text:list xml:id="list1698144383" text:style-name="WWNum6">
        <text:list-item>
          <text:p text:style-name="P5"><text:soft-page-break/><text:span text:style-name="T9">Blocking all the autoplay videos.</text:span></text:p>
        </text:list-item>
        <text:list-item>
          <text:p text:style-name="P5"><text:span text:style-name="T9">This is something Chrome had in beta but ended up dropping. </text:span></text:p>
        </text:list-item>
        <text:list-item>
          <text:p text:style-name="P5"><text:span text:style-name="T5">Firefox 69 has been released with several major new security and privacy features.</text:span></text:p>
        </text:list-item>
        <text:list-item>
          <text:p text:style-name="P5"><text:span text:style-name="T5">In this release of Firefox 69.0, Enhanced Tracking Protection will be turned on by default.</text:span></text:p>
        </text:list-item>
        <text:list-item>
          <text:p text:style-name="P5"><text:span text:style-name="T5">The default standard setting for Enhanced Tracking Protection now blocks third-party tracking cookies and cryptominers.</text:span></text:p>
        </text:list-item>
        <text:list-item>
          <text:p text:style-name="P5"><text:span text:style-name="T5">Also, there is now support for receiving multiple video codecs, which makes it easier for WebRTC conferencing services to mix video from different clients.</text:span></text:p>
        </text:list-item>
        <text:list-item>
          <text:p text:style-name="P5"><text:span text:style-name="T5">Hopefully, this will go a long way to improving WebRTC performance in Firefox.</text:span></text:p>
        </text:list-item>
        <text:list-item>
          <text:p text:style-name="P5"><text:span text:style-name="T13">Better cookie management and not autoplaying crap is good default to have.</text:span></text:p>
        </text:list-item>
        <text:list-item>
          <text:p text:style-name="P5"><text:span text:style-name="T13">Especially in a world where the competition is more than a little too happy to let advertisers have all of your stuff.</text:span></text:p>
        </text:list-item>
      </text:list>
      <text:p text:style-name="Standard"/>
      <text:p text:style-name="Standard"><text:span text:style-name="T9">Thunderbird 68.0</text:span></text:p>
      <text:p text:style-name="Standard"><text:a xlink:type="simple" xlink:href="https://support.mozilla.org/en-US/kb/new-thunderbird-68" text:style-name="ListLabel_20_92" text:visited-style-name="ListLabel_20_92"><text:span text:style-name="T16">https://support.mozilla.org/en-US/kb/new-thunderbird-68</text:span></text:a></text:p>
      <text:list xml:id="list2971656327" text:style-name="WWNum9">
        <text:list-item>
          <text:p text:style-name="P6"><text:span text:style-name="T9">Hey, a better dark theme is much welcome. </text:span></text:p>
        </text:list-item>
        <text:list-item>
          <text:p text:style-name="P6"><text:span text:style-name="T9">You now have a colour wheel so you can go full-metal rainbow in your correspondence. </text:span></text:p>
        </text:list-item>
        <text:list-item>
          <text:p text:style-name="P6"><text:span text:style-name="T9">Can we do something about the startup time?</text:span></text:p>
        </text:list-item>
        <text:list-item>
          <text:p text:style-name="P6"><text:span text:style-name="T9">Thunderbird and Steam are the only two apps on the system that “take a second” to load.</text:span></text:p>
        </text:list-item>
        <text:list-item>
          <text:p text:style-name="P6"><text:span text:style-name="T5">I absolutely love the new App Menu!</text:span></text:p>
        </text:list-item>
        <text:list-item>
          <text:p text:style-name="P6"><text:span text:style-name="T5">All the functions are contained in one panel, and it’s so much cleaner and neater than having multiple sub menus to scroll through.</text:span></text:p>
        </text:list-item>
        <text:list-item>
          <text:p text:style-name="P6"><text:span text:style-name="T5">It’s so nice having a refreshed Thunderbird UI, because the interface was looking a bit stale and dated.</text:span></text:p>
        </text:list-item>
        <text:list-item>
          <text:p text:style-name="P6"><text:span text:style-name="T13">Still coming from the Mozilla Foundation, the Thunderchicken gets a proper update at last.</text:span></text:p>
        </text:list-item>
        <text:list-item>
          <text:p text:style-name="P6"><text:span text:style-name="T13">I do hope Mozilla finds a way to continue to fund the development of Thunderchicken.</text:span></text:p>
        </text:list-item>
      </text:list>
      <text:p text:style-name="Standard"><text:soft-page-break/></text:p>
      <text:p text:style-name="Standard"><text:span text:style-name="T3">9’th generation XPS 13</text:span></text:p>
      <text:p text:style-name="Standard"><text:a xlink:type="simple" xlink:href="https://www.omgubuntu.co.uk/2019/08/dell-xps-13-9th-generation" text:style-name="ListLabel_20_92" text:visited-style-name="ListLabel_20_92"><text:span text:style-name="T16">https://www.omgubuntu.co.uk/2019/08/dell-xps-13-9th-generation</text:span></text:a></text:p>
      <text:list xml:id="list4145620117" text:style-name="WWNum5">
        <text:list-item>
          <text:p text:style-name="P7"><text:span text:style-name="T5">This month you can get your hands on a new Dell XPS 13 Developer Edition 9th Generation laptop starting at $899.99.</text:span></text:p>
        </text:list-item>
        <text:list-item>
          <text:p text:style-name="P7"><text:span text:style-name="T5">The Dell XPS 13 7390 will include:</text:span></text:p>
          <text:list>
            <text:list-item>
              <text:p text:style-name="P15"><text:span text:style-name="T5">Intel Core i5-10210U processor (quad-core) or i7-10710U processor (6 cores)</text:span></text:p>
            </text:list-item>
            <text:list-item>
              <text:p text:style-name="P15"><text:span text:style-name="T5">13-inch InfinityEdge display with HD and UHD resolutions</text:span></text:p>
            </text:list-item>
            <text:list-item>
              <text:p text:style-name="P15"><text:span text:style-name="T5">Up to 16GB of LPDDR4 RAM</text:span></text:p>
            </text:list-item>
            <text:list-item>
              <text:p text:style-name="P15"><text:span text:style-name="T5">Killer AX1650 (2×2) Wi-Fi</text:span></text:p>
            </text:list-item>
            <text:list-item>
              <text:p text:style-name="P15"><text:span text:style-name="T5">This updated model will also include two Thunderbolt 3 ports.</text:span></text:p>
            </text:list-item>
          </text:list>
        </text:list-item>
        <text:list-item>
          <text:p text:style-name="P7"><text:span text:style-name="T13">Really don’t much care for the touch screen or any of the other tablety bits.</text:span></text:p>
        </text:list-item>
        <text:list-item>
          <text:p text:style-name="P7"><text:span text:style-name="T13">However, the black 7390 model looks very, very nice!</text:span></text:p>
        </text:list-item>
        <text:list-item>
          <text:p text:style-name="P7"><text:span text:style-name="T13">If I could get my hands of the 1080p non-touch model, I would be quite happy.</text:span></text:p>
        </text:list-item>
      </text:list>
      <text:p text:style-name="Standard"/>
      <text:p text:style-name="Standard"><text:span text:style-name="T12">Hyperfine </text:span></text:p>
      <text:p text:style-name="Standard"><text:a xlink:type="simple" xlink:href="https://github.com/sharkdp/hyperfine" text:style-name="ListLabel_20_92" text:visited-style-name="ListLabel_20_92"><text:span text:style-name="T16">https://github.com/sharkdp/hyperfine</text:span></text:a></text:p>
      <text:list xml:id="list2924279028" text:style-name="WWNum4">
        <text:list-item>
          <text:p text:style-name="P8"><text:span text:style-name="T5">I just ran hyperfine with the cat, htop and inxi commands, in order from fastest load time to slowest, and it worked great, is easy to use and is extremely accurate.</text:span></text:p>
        </text:list-item>
        <text:list-item>
          <text:p text:style-name="P8"><text:span text:style-name="T13">If you really want that number crunching on a per job basis</text:span></text:p>
        </text:list-item>
        <text:list-item>
          <text:p text:style-name="P8"><text:span text:style-name="T13">Actually, just passing a dd command to this is probably a good way to have a progress bar.</text:span></text:p>
        </text:list-item>
      </text:list>
      <text:p text:style-name="Standard"/>
      <text:p text:style-name="Standard"><text:span text:style-name="T9">CLI ad blocker </text:span></text:p>
      <text:p text:style-name="Standard"><text:soft-page-break/><text:a xlink:type="simple" xlink:href="https://github.com/kethinov/no-cli-ads" text:style-name="ListLabel_20_92" text:visited-style-name="ListLabel_20_92"><text:span text:style-name="T16">https://github.com/kethinov/no-cli-ads</text:span></text:a></text:p>
      <text:list xml:id="list333751693" text:style-name="WWNum10">
        <text:list-item>
          <text:p text:style-name="P9"><text:span text:style-name="T9">It was only a matter of time. </text:span></text:p>
        </text:list-item>
        <text:list-item>
          <text:p text:style-name="P9"><text:span text:style-name="T9">But that’s no longer going to be a problem for npm. </text:span></text:p>
        </text:list-item>
      </text:list>
      <text:p text:style-name="P4"/>
      <text:p text:style-name="Standard"><text:span text:style-name="T9">The plot thickens</text:span></text:p>
      <text:p text:style-name="Standard"><text:a xlink:type="simple" xlink:href="https://www.zdnet.com/article/npm-bans-terminal-ads/" text:style-name="ListLabel_20_92" text:visited-style-name="ListLabel_20_92"><text:span text:style-name="T16">https://www.zdnet.com/article/npm-bans-terminal-ads/</text:span></text:a></text:p>
      <text:list xml:id="list3636428108" text:style-name="WWNum8">
        <text:list-item>
          <text:p text:style-name="P10"><text:span text:style-name="T5">It was a good idea that Aboukhadijeh listened to the community.</text:span></text:p>
        </text:list-item>
        <text:list-item>
          <text:p text:style-name="P10"><text:span text:style-name="T5">Also that Linode and LogRocket bowed out as well.</text:span></text:p>
        </text:list-item>
        <text:list-item>
          <text:p text:style-name="P10"><text:span text:style-name="T9">Acation, reaction. </text:span></text:p>
        </text:list-item>
        <text:list-item>
          <text:p text:style-name="P10"><text:span text:style-name="T9">Ads at runtime or installation are a big honking no no.</text:span></text:p>
        </text:list-item>
        <text:list-item>
          <text:p text:style-name="P10"><text:span text:style-name="T9">You can still have a package that can be used to display ads. </text:span></text:p>
        </text:list-item>
        <text:list-item>
          <text:p text:style-name="P10"><text:span text:style-name="T9">Glad they nipped this in the bud with a quickness before things went to complete hell. </text:span></text:p>
        </text:list-item>
      </text:list>
      <text:p text:style-name="Standard"/>
      <text:p text:style-name="Standard"><text:span text:style-name="T12">Gnome maps </text:span></text:p>
      <text:p text:style-name="Standard"><text:a xlink:type="simple" xlink:href="http://ml4711.blogspot.com/2019/09/maps-and-gnome-334.html" text:style-name="ListLabel_20_92" text:visited-style-name="ListLabel_20_92"><text:span text:style-name="T16">http://ml4711.blogspot.com/2019/09/maps-and-gnome-334.html</text:span></text:a></text:p>
      <text:list xml:id="list1779532515" text:style-name="WWNum3">
        <text:list-item>
          <text:p text:style-name="P11"><text:span text:style-name="T9">Now opens directly in the location you last viewed. </text:span></text:p>
        </text:list-item>
        <text:list-item>
          <text:p text:style-name="P11"><text:span text:style-name="T9">Implemented support for opening URLs pointing to objects in OpenStreetMap directly. </text:span></text:p>
        </text:list-item>
        <text:list-item>
          <text:p text:style-name="P11"><text:span text:style-name="T9">While I’m not a fan on the GNOME DM a gang of neat apps have come out of the project.</text:span></text:p>
        </text:list-item>
        <text:list-item>
          <text:p text:style-name="P11"><text:span text:style-name="T5">Although I haven’t used GNOME Maps all that much, it is nice to have a local map viewer as part of GNOME that is a launchable app, and one that points to OpenStreetMap when needed.</text:span></text:p>
        </text:list-item>
        <text:list-item>
          <text:p text:style-name="P11"><text:span text:style-name="T5">I use OpenStreetMap a lot, as an alternative to Google Maps, and now will pay more attention to GNOME Maps, which is implementing some of the Google Maps functions.</text:span></text:p>
        </text:list-item>
        <text:list-item>
          <text:p text:style-name="P11"><text:span text:style-name="T13">Using the MapBox API with the OpenStreet Maps, the last GNOME Maps 3.33 beta is released.</text:span></text:p>
        </text:list-item>
        <text:list-item>
          <text:p text:style-name="P11"><text:soft-page-break/><text:span text:style-name="T13">Full GNOME 3.34 should come out next week.</text:span></text:p>
        </text:list-item>
      </text:list>
      <text:p text:style-name="Standard"/>
      <text:p text:style-name="Standard"><text:span text:style-name="T9">Geekbench 5</text:span></text:p>
      <text:p text:style-name="Standard"><text:a xlink:type="simple" xlink:href="https://www.geekbench.com/blog/2019/09/geekbench-5/" text:style-name="ListLabel_20_92" text:visited-style-name="ListLabel_20_92"><text:span text:style-name="T16">https://www.geekbench.com/blog/2019/09/geekbench-5/</text:span></text:a></text:p>
      <text:list xml:id="list2675390295" text:style-name="WWNum1">
        <text:list-item>
          <text:p text:style-name="P12"><text:span text:style-name="T5">A single-user license for Linux, Windows and macOS is only $4.99, but you can get all three for $7.49.</text:span></text:p>
        </text:list-item>
        <text:list-item>
          <text:p text:style-name="P12"><text:span text:style-name="T5">The Geekbench 5 Pro version license for commercial use includes command line tools, standalone mode, benchmark configuration and automation and support, and is on sale for $49.99.</text:span></text:p>
        </text:list-item>
        <text:list-item>
          <text:p text:style-name="P12"><text:span text:style-name="T9">I’m guessing the GPU compute business is limited to the paid version?</text:span></text:p>
          <text:list>
            <text:list-item>
              <text:p text:style-name="P16"><text:span text:style-name="T13">./geekbench5 --compute Vulkan</text:span></text:p>
            </text:list-item>
            <text:list-item>
              <text:p text:style-name="P16"><text:span text:style-name="T13">It can also do OpenCL and Cuda, just type either one instead of Vulkan</text:span></text:p>
            </text:list-item>
            <text:list-item>
              <text:p text:style-name="P16"><text:span text:style-name="T9">I only have </text:span><text:a xlink:type="simple" xlink:href="https://browser.geekbench.com/v5/compute/22602" text:style-name="ListLabel_20_92" text:visited-style-name="ListLabel_20_92"><text:span text:style-name="T16">openCL available</text:span></text:a><text:span text:style-name="T9">. </text:span></text:p>
            </text:list-item>
            <text:list-item>
              <text:p text:style-name="P16"><text:span text:style-name="T13">Now we know what those extra compute units are doing: </text:span><text:a xlink:type="simple" xlink:href="https://browser.geekbench.com/v5/compute/22686" text:style-name="ListLabel_20_92" text:visited-style-name="ListLabel_20_92"><text:span text:style-name="T16">https://browser.geekbench.com/v5/compute/22686</text:span></text:a></text:p>
            </text:list-item>
            <text:list-item>
              <text:p text:style-name="P16"><text:span text:style-name="T11">Pfft! </text:span><text:a xlink:type="simple" xlink:href="https://browser.geekbench.com/v5/compute/22602" text:style-name="ListLabel_20_92" text:visited-style-name="ListLabel_20_92"><text:span text:style-name="T16">https://browser.geekbench.com/v5/compute/22602</text:span></text:a></text:p>
            </text:list-item>
          </text:list>
        </text:list-item>
        <text:list-item>
          <text:p text:style-name="P12"><text:span text:style-name="T9">I watched GPU utilization and it never touched it. </text:span></text:p>
        </text:list-item>
        <text:list-item>
          <text:p text:style-name="P12"><text:span text:style-name="T13">Looks like the CPU scores all got divided by 4, going from Geekbench 4 to Geekbench 5</text:span></text:p>
        </text:list-item>
        <text:list-item>
          <text:p text:style-name="P12"><text:span text:style-name="T13">That Vulkan though: </text:span><text:a xlink:type="simple" xlink:href="https://browser.geekbench.com/v5/compute/21619" text:style-name="ListLabel_20_92" text:visited-style-name="ListLabel_20_92"><text:span text:style-name="T16">https://browser.geekbench.com/v5/compute/21619</text:span></text:a></text:p>
        </text:list-item>
      </text:list>
      <text:p text:style-name="Standard"/>
      <text:p text:style-name="Standard"><draw:rect text:anchor-type="as-char" style:rel-width="100%" draw:z-index="5" draw:style-name="gr1" draw:text-style-name="P19" svg:width="0.0012in" svg:height="0.0213in"><text:p/></draw:rect></text:p>
      <text:p text:style-name="Standard">Plugs</text:p>
      <text:p text:style-name="Standard"/>
      <text:p text:style-name="Standard">Adriaan</text:p>
      <text:p text:style-name="Standard"><draw:rect text:anchor-type="as-char" style:rel-width="100%" draw:z-index="6" draw:style-name="gr1" draw:text-style-name="P19" svg:width="0.0012in" svg:height="0.0213in"><text:p/></draw:rect></text:p>
      <text:p text:style-name="Standard"><text:soft-page-break/>Slice of Pi</text:p>
      <text:p text:style-name="Standard"/>
      <text:p text:style-name="Standard"><text:span text:style-name="T9">Embedded Pi </text:span></text:p>
      <text:p text:style-name="Standard"><text:a xlink:type="simple" xlink:href="http://pegleg.org/" text:style-name="ListLabel_20_92" text:visited-style-name="ListLabel_20_92"><text:span text:style-name="T16">http://pegleg.org/</text:span></text:a></text:p>
      <text:list xml:id="list1454134664" text:style-name="WWNum2">
        <text:list-item>
          <text:p text:style-name="P13"><text:span text:style-name="T5">A decentralized communication system that you literally live with.</text:span></text:p>
        </text:list-item>
        <text:list-item>
          <text:p text:style-name="P13"><text:span text:style-name="T9">What happens when someone kicks you in the thigh?</text:span></text:p>
        </text:list-item>
        <text:list-item>
          <text:p text:style-name="P13"><text:span text:style-name="T9">These are things you think about when you have as many implants as I do. </text:span></text:p>
        </text:list-item>
        <text:list-item>
          <text:p text:style-name="P13"><text:span text:style-name="T9">And most of mine are titanium, not a PCB covered in an inert goo. </text:span></text:p>
        </text:list-item>
      </text:list>
      <text:p text:style-name="Standard"/>
      <text:p text:style-name="Standard"><text:span text:style-name="T3">Keyboard Pi</text:span></text:p>
      <text:p text:style-name="Standard"><text:a xlink:type="simple" xlink:href="https://0x0f0f0f.github.io/posts/2019/08/building-a-raspberry-pi-3b-full-keyboard-handheld.-part-1/" text:style-name="ListLabel_20_92" text:visited-style-name="ListLabel_20_92"><text:span text:style-name="T16">https://0x0f0f0f.github.io/posts/2019/08/building-a-raspberry-pi-3b-full-keyboard-handheld.-part-1/</text:span></text:a></text:p>
      <text:list xml:id="list3998014898" text:style-name="WWNum7">
        <text:list-item>
          <text:p text:style-name="P14"><text:span text:style-name="T13">They do say it can’t do WWAN yet, but there is at least one WWAN hat for the Pi.</text:span></text:p>
        </text:list-item>
        <text:list-item>
          <text:p text:style-name="P14"><text:span text:style-name="T13">Should just be a matter of hooking the SIM to the software to let you text/call</text:span></text:p>
        </text:list-item>
        <text:list-item>
          <text:p text:style-name="P14"><text:span text:style-name="T13">That I can imagine it would be a bit more difficult.</text:span></text:p>
        </text:list-item>
        <text:list-item>
          <text:p text:style-name="P14"><text:span text:style-name="T5">Because it is quite hard to get a mobile Linux handheld device in 2019, you either have to build one or get your hands on a discontinued obscure one, such as the Pocket C.H.I.P.</text:span></text:p>
        </text:list-item>
        <text:list-item>
          <text:p text:style-name="P14"><text:span text:style-name="T5">This DIY Linux Handheld build is based on Anthony Di Girolamo’s design and keyboard: HyperPixel Handheld and Teensy Thumb Board, and the following parts:</text:span></text:p>
          <text:list>
            <text:list-item>
              <text:p text:style-name="P17"><text:span text:style-name="T5">Hyperpixel 4: 60FPS, 800x480 4 Inch touch screen display</text:span></text:p>
            </text:list-item>
            <text:list-item>
              <text:p text:style-name="P17"><text:span text:style-name="T5">Raspberry Pi Model 3 B+ (Pi 4 needs a case redesign)</text:span></text:p>
            </text:list-item>
            <text:list-item>
              <text:p text:style-name="P17"><text:span text:style-name="T5">3D Printed retro looking Case and frame.</text:span></text:p>
            </text:list-item>
            <text:list-item>
              <text:p text:style-name="P17"><text:span text:style-name="T5">Full 60 keys qwerty keyboard controlled by a Teensy 3.2. Perfect for programming and using the command line.</text:span></text:p>
            </text:list-item>
            <text:list-item>
              <text:p text:style-name="P17"><text:span text:style-name="T5">5000 mAh battery regulated by an Adafruit powerboost.</text:span></text:p>
            </text:list-item>
            <text:list-item>
              <text:p text:style-name="P17"><text:soft-page-break/><text:span text:style-name="T5">3 usable USB and Ethernet ports</text:span></text:p>
            </text:list-item>
          </text:list>
        </text:list-item>
      </text:list>
      <text:p text:style-name="Standard"/>
      <text:p text:style-name="Standard"><draw:rect text:anchor-type="as-char" style:rel-width="100%" draw:z-index="7" draw:style-name="gr1" draw:text-style-name="P19" svg:width="0.0012in" svg:height="0.0213in"><text:p/></draw:rect></text:p>
      <text:p text:style-name="Standard">Feedback</text:p>
      <text:p text:style-name="Standard"/>
      <text:p text:style-name="Standard">Frags </text:p>
      <text:p text:style-name="Standard"><text:a xlink:type="simple" xlink:href="https://linuxgamecast.com/bradley/?zSHXocA" text:style-name="ListLabel_20_92" text:visited-style-name="ListLabel_20_92"><text:span text:style-name="T16">https://linuxgamecast.com/bradley/?zSHXocA</text:span></text:a></text:p>
      <text:p text:style-name="Standard"/>
      <text:p text:style-name="Standard">HMI</text:p>
      <text:p text:style-name="Standard"><text:a xlink:type="simple" xlink:href="https://linuxgamecast.com/bradley/?4Jlk78H" text:style-name="ListLabel_20_92" text:visited-style-name="ListLabel_20_92"><text:span text:style-name="T16">https://linuxgamecast.com/bradley/?4Jlk78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2" meta:word-count="1169" meta:character-count="7044" meta:non-whitespace-character-count="6041"/>
    <meta:generator>LibreOfficeDev/6.0.5.2$Linux_X86_64 LibreOffice_project/</meta:generator>
  </office:meta>
</office:document-meta>
</file>